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10-2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9-1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5-03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1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1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46436363636" calcext:value-type="float">
            <text:p>32.304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2007862069" calcext:value-type="float">
            <text:p>32.17200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436" calcext:value-type="float">
            <text:p>32.3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4316" calcext:value-type="float">
            <text:p>32.485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84077241379" calcext:value-type="float">
            <text:p>32.42840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80941935484" calcext:value-type="float">
            <text:p>32.438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39408" calcext:value-type="float">
            <text:p>32.3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96851612903" calcext:value-type="float">
            <text:p>32.13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32632" calcext:value-type="float">
            <text:p>32.10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99455483871" calcext:value-type="float">
            <text:p>32.059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04546206897" calcext:value-type="float">
            <text:p>32.1204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6469677419" calcext:value-type="float">
            <text:p>32.153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5374" calcext:value-type="float">
            <text:p>32.07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4208" calcext:value-type="float">
            <text:p>32.0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4156" calcext:value-type="float">
            <text:p>31.976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3104" calcext:value-type="float">
            <text:p>32.12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2387096774" calcext:value-type="float">
            <text:p>32.488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49421935484" calcext:value-type="float">
            <text:p>32.3649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2044" calcext:value-type="float">
            <text:p>32.293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47574193548" calcext:value-type="float">
            <text:p>32.164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73704" calcext:value-type="float">
            <text:p>32.0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09517419355" calcext:value-type="float">
            <text:p>32.170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4768571429" calcext:value-type="float">
            <text:p>32.2814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95981935484" calcext:value-type="float">
            <text:p>32.279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0763870968" calcext:value-type="float">
            <text:p>32.357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69980689655" calcext:value-type="float">
            <text:p>32.3169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2136774193" calcext:value-type="float">
            <text:p>32.2142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4344" calcext:value-type="float">
            <text:p>32.48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64019354839" calcext:value-type="float">
            <text:p>32.7864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19776774193" calcext:value-type="float">
            <text:p>32.6119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75832" calcext:value-type="float">
            <text:p>32.37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1388" calcext:value-type="float">
            <text:p>32.44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926" calcext:value-type="float">
            <text:p>32.17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07138064516" calcext:value-type="float">
            <text:p>32.7007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07397142857" calcext:value-type="float">
            <text:p>32.3707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70242580645" calcext:value-type="float">
            <text:p>32.4070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33744" calcext:value-type="float">
            <text:p>32.38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332" calcext:value-type="float">
            <text:p>32.333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7179354839" calcext:value-type="float">
            <text:p>32.266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7286" calcext:value-type="float">
            <text:p>32.387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14141935484" calcext:value-type="float">
            <text:p>32.33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39530322581" calcext:value-type="float">
            <text:p>32.463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07556" calcext:value-type="float">
            <text:p>32.410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34456" calcext:value-type="float">
            <text:p>32.34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51099354839" calcext:value-type="float">
            <text:p>32.355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7377142857" calcext:value-type="float">
            <text:p>32.3547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54049032258" calcext:value-type="float">
            <text:p>32.355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18656" calcext:value-type="float">
            <text:p>32.4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1808" calcext:value-type="float">
            <text:p>32.4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10265806452" calcext:value-type="float">
            <text:p>32.401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05828" calcext:value-type="float">
            <text:p>32.45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4428387097" calcext:value-type="float">
            <text:p>32.5114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81112" calcext:value-type="float">
            <text:p>32.5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02716129032" calcext:value-type="float">
            <text:p>32.5302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4888" calcext:value-type="float">
            <text:p>32.5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55688" calcext:value-type="float">
            <text:p>32.4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51484137931" calcext:value-type="float">
            <text:p>32.4951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19055483871" calcext:value-type="float">
            <text:p>32.501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54654193548" calcext:value-type="float">
            <text:p>32.4954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3576" calcext:value-type="float">
            <text:p>32.5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9406451613" calcext:value-type="float">
            <text:p>32.622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95868" calcext:value-type="float">
            <text:p>32.609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99068" calcext:value-type="float">
            <text:p>32.629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64224516129" calcext:value-type="float">
            <text:p>32.606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0616" calcext:value-type="float">
            <text:p>32.57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27180645161" calcext:value-type="float">
            <text:p>32.5627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9658" calcext:value-type="float">
            <text:p>32.569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6446451613" calcext:value-type="float">
            <text:p>32.5406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79294285714" calcext:value-type="float">
            <text:p>32.5279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06967741935" calcext:value-type="float">
            <text:p>32.49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74116129032" calcext:value-type="float">
            <text:p>32.50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3148" calcext:value-type="float">
            <text:p>32.55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06649032258" calcext:value-type="float">
            <text:p>32.5306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3508965517" calcext:value-type="float">
            <text:p>32.6043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4994482759" calcext:value-type="float">
            <text:p>32.61049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65353548387" calcext:value-type="float">
            <text:p>32.5265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4843870968" calcext:value-type="float">
            <text:p>32.573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4268" calcext:value-type="float">
            <text:p>32.62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2032516129" calcext:value-type="float">
            <text:p>32.682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05917142857" calcext:value-type="float">
            <text:p>32.7105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3676" calcext:value-type="float">
            <text:p>32.735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25065806452" calcext:value-type="float">
            <text:p>32.812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93832" calcext:value-type="float">
            <text:p>32.8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81488" calcext:value-type="float">
            <text:p>32.78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67042758621" calcext:value-type="float">
            <text:p>32.85670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82438709677" calcext:value-type="float">
            <text:p>32.898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8425806452" calcext:value-type="float">
            <text:p>32.83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3262" calcext:value-type="float">
            <text:p>32.70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21192258064" calcext:value-type="float">
            <text:p>32.7121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15576" calcext:value-type="float">
            <text:p>32.73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4001290323" calcext:value-type="float">
            <text:p>32.8334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7346" calcext:value-type="float">
            <text:p>32.867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36748387097" calcext:value-type="float">
            <text:p>32.84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8482580645" calcext:value-type="float">
            <text:p>32.903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8568275862" calcext:value-type="float">
            <text:p>32.89485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63248" calcext:value-type="float">
            <text:p>32.92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48464" calcext:value-type="float">
            <text:p>32.98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74745806452" calcext:value-type="float">
            <text:p>32.937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97649032258" calcext:value-type="float">
            <text:p>32.949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7848" calcext:value-type="float">
            <text:p>32.79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3336774193" calcext:value-type="float">
            <text:p>32.79333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00232" calcext:value-type="float">
            <text:p>32.85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7396129032" calcext:value-type="float">
            <text:p>32.845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49326896552" calcext:value-type="float">
            <text:p>32.8449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34781935484" calcext:value-type="float">
            <text:p>32.843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56350769231" calcext:value-type="float">
            <text:p>32.83563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316768" calcext:value-type="float">
            <text:p>32.873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28669230769" calcext:value-type="float">
            <text:p>32.90286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09552" calcext:value-type="float">
            <text:p>32.94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58009230769" calcext:value-type="float">
            <text:p>32.75580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08550769231" calcext:value-type="float">
            <text:p>32.69085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58495384615" calcext:value-type="float">
            <text:p>32.67584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91668571428" calcext:value-type="float">
            <text:p>32.849166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95577142857" calcext:value-type="float">
            <text:p>32.8195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34617142857" calcext:value-type="float">
            <text:p>32.8134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86868571429" calcext:value-type="float">
            <text:p>32.8186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4232" calcext:value-type="float">
            <text:p>34.1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70016" calcext:value-type="float">
            <text:p>33.61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7668" calcext:value-type="float">
            <text:p>33.15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1428" calcext:value-type="float">
            <text:p>32.76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3348" calcext:value-type="float">
            <text:p>32.88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3012" calcext:value-type="float">
            <text:p>33.24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6332" calcext:value-type="float">
            <text:p>33.13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7036" calcext:value-type="float">
            <text:p>34.19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8644" calcext:value-type="float">
            <text:p>34.10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858" calcext:value-type="float">
            <text:p>34.35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7634285714" calcext:value-type="float">
            <text:p>34.6287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4776" calcext:value-type="float">
            <text:p>33.8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1564" calcext:value-type="float">
            <text:p>34.61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3576" calcext:value-type="float">
            <text:p>34.4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74" meta:object-count="0"/>
    <meta:user-defined meta:name="AppVersion">3.0</meta:user-defined>
  </office:meta>
</office:document-meta>
</file>